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roxy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ttpProxyGenerator.generateDebugOutp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Proxy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ProxyGenerator.HttpProx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xyGenerator.setup( SourceResolver sourceResolver , Map objectModel , String source , Parameters parameter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HttpProxyGenerator.getParams( Configuration configurations [ ]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ProxyGenerator.overrideParams( ArrayList lis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ProxyGenerator.configure(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